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0000002560000006B381682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draw:fill="hatch" draw:fill-hatch-name="Black_20_45_20_Degrees_20_Wide" draw:fill-image-width="0cm" draw:fill-image-height="0cm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14%" draw:contrast="-25%" draw:gamma="187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6.591cm"/>
    </style:style>
    <style:style style:name="gr3" style:family="graphic" style:parent-style-name="standard">
      <style:graphic-properties draw:stroke="none" svg:stroke-color="#000000" draw:fill="none" draw:fill-color="#ffffff" fo:min-height="13.4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5.8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URW Chancery L'" style:font-pitch="variable"/>
    </style:style>
    <style:style style:name="P4" style:family="paragraph">
      <style:paragraph-properties fo:margin-left="0cm" fo:margin-right="0cm" fo:text-indent="0cm"/>
      <style:text-properties fo:font-family="'URW Chancery L'" style:font-pitch="variable"/>
    </style:style>
    <style:style style:name="T1" style:family="text">
      <style:text-properties fo:font-family="'URW Chancery L'" style:font-pitch="variable"/>
    </style:style>
    <style:style style:name="T2" style:family="text">
      <style:text-properties fo:color="#0047ff" fo:font-family="'URW Chancery L'" style:font-pitch="variable" fo:font-size="24pt" fo:font-weight="normal"/>
    </style:style>
    <style:style style:name="T3" style:family="text">
      <style:text-properties fo:color="#0047ff" fo:font-family="'URW Chancery L'" style:font-pitch="variable" fo:font-size="2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79cm" svg:height="4.682cm" svg:x="0.635cm" svg:y="1.993cm">
          <draw:image xlink:href="Pictures/10000200000002560000006B381682CB.png" xlink:type="simple" xlink:show="embed" xlink:actuate="onLoad">
            <text:p/>
          </draw:image>
        </draw:frame>
        <draw:frame draw:style-name="gr2" draw:text-style-name="P3" draw:layer="layout" svg:width="10.364cm" svg:height="1.06cm" svg:x="1.433cm" svg:y="0.842cm">
          <draw:text-box>
            <text:p text:style-name="P2"><text:span text:style-name="T1">Ihre CVS-Zugangsdaten lauten:</text:span></text:p>
          </draw:text-box>
        </draw:frame>
        <draw:frame draw:style-name="gr3" draw:text-style-name="P4" draw:layer="layout" svg:width="16.682cm" svg:height="13.454cm" svg:x="1.569cm" svg:y="6.584cm">
          <draw:text-box>
            <text:p text:style-name="P2"><text:span text:style-name="T1">Setzen Sie die Umgebungvariable mittels</text:span></text:p>
            <text:p text:style-name="P2"><text:span text:style-name="T1"/></text:p>
            <text:p text:style-name="P2"><text:span text:style-name="T1">export CVSROOT=...</text:span></text:p>
            <text:p text:style-name="P2"><text:span text:style-name="T1"/></text:p>
            <text:p text:style-name="P2"><text:span text:style-name="T1">auf den oben angegebenen Wert. Danach haben Sie Zugriff auf das Modul secondo, das Sie mittels</text:span></text:p>
            <text:p text:style-name="P2"><text:span text:style-name="T1"/></text:p>
            <text:p text:style-name="P2"><text:span text:style-name="T1">cvs <text:s/>checkout secondo</text:span></text:p>
            <text:p text:style-name="P2"><text:span text:style-name="T1"/></text:p>
            <text:p text:style-name="P2"><text:span text:style-name="T1">herunterladen können. Weitere Informationen zu CVS finden Sie unter: http://www.nongnu.org/cvs</text:span></text:p>
          </draw:text-box>
        </draw:frame>
        <draw:frame draw:style-name="gr4" draw:text-style-name="P2" draw:layer="layout" svg:width="18.509cm" svg:height="2.135cm" svg:x="0.816cm" svg:y="3.318cm">
          <draw:text-box>
            <text:p text:style-name="P2"><text:span text:style-name="T2">User / Password: danbro/U4Gr91dn</text:span></text:p>
            <text:p text:style-name="P2"><text:span text:style-name="T3">CVSROOT=“:pserver:danbro@zeppelin.fernuni-hagen.de:2401/home/cvsroot“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de" style:country-asian="DE" style:font-family-complex="Lucidasans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2cm" fo:margin-left="0.635cm" fo:margin-right="0.675cm" fo:page-width="20cm" fo:page-height="20.7cm" style:print-orientation="portrait"/>
    </style:page-layout>
    <style:style style:name="Mdp1" style:family="drawing-page">
      <style:drawing-page-properties draw:background-size="border" draw:fill="hatch" draw:fill-hatch-name="Black_20_45_20_Degrees_20_Wid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21$Build-9319</meta:generator>
    <meta:creation-date>2006-10-24T10:29:31</meta:creation-date>
    <dc:date>2010-04-13T15:30:54</dc:date>
    <dc:language>de-DE</dc:language>
    <meta:editing-cycles>27</meta:editing-cycles>
    <meta:editing-duration>PT09H58M17S</meta:editing-duration>
    <meta:document-statistic meta:object-count="4"/>
    <meta:user-defined meta:name="Info 1"/>
    <meta:user-defined meta:name="Info 2"/>
    <meta:user-defined meta:name="Info 3"/>
    <meta:user-defined meta:name="Info 4"/>
  </office:meta>
</office:document-meta>
</file>